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fo:min-height="12.32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Normal donut (ring) chart</text:p>
          </draw:text-box>
        </draw:frame>
        <draw:frame draw:name="Object 4" draw:style-name="gr1" draw:layer="layout" svg:width="25.199cm" svg:height="13.859cm" svg:x="1.4cm" svg:y="4.914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ploded donut (ring) chart</text:p>
          </draw:text-box>
        </draw:frame>
        <draw:frame draw:name="Object 4" draw:style-name="gr1" draw:layer="layout" svg:width="25.199cm" svg:height="13.859cm" svg:x="1.4cm" svg:y="4.9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2T17:01:31</meta:creation-date>
    <meta:editing-duration>PT00H15M50S</meta:editing-duration>
    <meta:editing-cycles>6</meta:editing-cycles>
    <dc:date>2009-08-14T13:17:38</dc:date>
    <meta:generator>OpenOffice.org/3.0$Linux OpenOffice.org_project/300m15$Build-9379</meta:generator>
    <meta:document-statistic meta:object-count="29"/>
  </office:meta>
</office:document-meta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ring" chart:style-name="ch1">
        <chart:legend chart:legend-position="end" svg:x="23.216cm" svg:y="6.1cm" chart:style-name="ch2"/>
        <chart:plot-area chart:style-name="ch3" chart:data-source-has-labels="both" svg:x="0.504cm" svg:y="0.276cm" svg:width="22.209cm" svg:height="13.02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50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ring" chart:style-name="ch1">
        <chart:legend chart:legend-position="end" svg:x="23.216cm" svg:y="6.1cm" chart:style-name="ch2"/>
        <chart:plot-area chart:style-name="ch3" chart:data-source-has-labels="both" svg:x="0.504cm" svg:y="0.276cm" svg:width="22.209cm" svg:height="13.02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